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7688in" fo:margin-left="-0.075in" table:align="left" style:writing-mode="lr-tb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0.5889in" style:rel-column-width="867*"/>
    </style:style>
    <style:style style:name="Table3.B" style:family="table-column">
      <style:table-column-properties style:column-width="5.4146in" style:rel-column-width="7972*"/>
    </style:style>
    <style:style style:name="Table3.C" style:family="table-column">
      <style:table-column-properties style:column-width="0.6896in" style:rel-column-width="101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9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ff0000"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26" style:family="paragraph" style:parent-style-name="Standard">
      <style:paragraph-properties fo:line-height="150%"/>
      <style:text-properties fo:color="#ff0000" fo:font-size="14pt" fo:language="en" fo:country="US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9" style:family="paragraph" style:parent-style-name="Standard">
      <style:text-properties fo:color="#ff0000" fo:font-size="14pt" fo:letter-spacing="-0.0016in" fo:language="en" fo:country="US" style:font-size-asian="14pt" style:font-size-complex="14pt"/>
    </style:style>
    <style:style style:name="P30" style:family="paragraph" style:parent-style-name="Standard">
      <style:text-properties fo:color="#ff0000" fo:font-size="14pt" fo:letter-spacing="-0.0016in" style:font-size-asian="14pt" style:font-size-complex="14pt"/>
    </style:style>
    <style:style style:name="P31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33" style:family="paragraph" style:parent-style-name="Standard">
      <style:text-properties fo:color="#000000"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/>
    </style:style>
    <style:style style:name="P36" style:family="paragraph" style:parent-style-name="Standard">
      <style:paragraph-properties fo:line-height="150%" fo:text-align="center" style:justify-single-word="false" fo:break-before="page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line-height="150%" fo:text-indent="0.4925in" style:auto-text-indent="false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42" style:family="paragraph" style:parent-style-name="Standard">
      <style:paragraph-properties fo:margin-left="0in" fo:margin-right="0in" fo:text-indent="0.4925in" style:auto-text-indent="false"/>
      <style:text-properties fo:color="#ff0000" fo:font-size="14pt" fo:letter-spacing="-0.0016in" style:font-size-asian="14pt" style:font-size-complex="14pt"/>
    </style:style>
    <style:style style:name="P43" style:family="paragraph" style:parent-style-name="Standard">
      <style:paragraph-properties fo:margin-left="0in" fo:margin-right="0in" fo:line-height="150%" fo:text-indent="0.4925in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in" fo:margin-right="0in" fo:line-height="150%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46" style:family="paragraph" style:parent-style-name="Standard">
      <style:paragraph-properties fo:margin-left="0in" fo:margin-right="0in" fo:line-height="150%" fo:text-indent="0.0984in" style:auto-text-indent="false"/>
      <style:text-properties fo:font-size="14pt" fo:language="en" fo:country="US" style:font-size-asian="14pt" style:font-size-complex="14pt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officeooo:rsid="001d9e7f" style:font-size-complex="14pt"/>
    </style:style>
    <style:style style:name="T5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text-transform="uppercase" style:use-window-font-color="true" style:font-name="Times New Roman" fo:font-size="14pt" fo:letter-spacing="0.0035in" fo:language="none" fo:country="none" fo:font-weight="bold" officeooo:rsid="001d9e7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style:font-size-asian="14pt" style:font-size-complex="14pt" style:font-weight-complex="bold"/>
    </style:style>
    <style:style style:name="T14" style:family="text">
      <style:text-properties fo:font-size="14pt" fo:letter-spacing="-0.0016in" style:font-size-asian="14pt" style:font-size-complex="14pt"/>
    </style:style>
    <style:style style:name="T15" style:family="text">
      <style:text-properties fo:font-variant="normal" fo:text-transform="none" fo:font-size="14pt" style:font-size-asian="14pt" style:font-size-complex="14pt"/>
    </style:style>
    <style:style style:name="T16" style:family="text">
      <style:text-properties fo:font-variant="normal" fo:text-transform="none" fo:color="#ff0000" fo:font-size="14pt" style:font-size-asian="14pt" style:font-size-complex="14pt"/>
    </style:style>
    <style:style style:name="T17" style:family="text">
      <style:text-properties fo:color="#ff0000"/>
    </style:style>
    <style:style style:name="T18" style:family="text">
      <style:text-properties fo:color="#ff0000" fo:font-size="14pt" style:font-size-asian="14pt" style:font-size-complex="14pt"/>
    </style:style>
    <style:style style:name="T19" style:family="text">
      <style:text-properties fo:color="#ff0000" fo:font-size="14pt" style:font-size-asian="14pt" style:font-size-complex="14pt" style:font-weight-complex="bold"/>
    </style:style>
    <style:style style:name="T20" style:family="text">
      <style:text-properties fo:color="#ff0000" fo:font-size="14pt" fo:language="en" fo:country="US" style:font-size-asian="14pt" style:font-size-complex="14pt"/>
    </style:style>
    <style:style style:name="T21" style:family="text">
      <style:text-properties fo:color="#ff0000" fo:font-size="14pt" fo:language="en" fo:country="US" style:font-size-asian="14pt" style:font-size-complex="14pt" style:font-weight-complex="bold"/>
    </style:style>
    <style:style style:name="T22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25" style:family="text">
      <style:text-properties fo:color="#ff0000" fo:language="en" fo:country="US"/>
    </style:style>
    <style:style style:name="T26" style:family="text">
      <style:text-properties fo:color="#ff0000" style:font-weight-complex="bold"/>
    </style:style>
    <style:style style:name="T27" style:family="text">
      <style:text-properties fo:color="#ff0000" fo:font-size="10pt" style:font-size-asian="10pt" style:font-size-complex="14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style:font-weight-complex="bold"/>
    </style:style>
    <style:style style:name="T30" style:family="text">
      <style:text-properties fo:letter-spacing="-0.0016in"/>
    </style:style>
    <style:style style:name="T31" style:family="text">
      <style:text-properties fo:letter-spacing="-0.0016in" fo:language="en" fo:country="US"/>
    </style:style>
    <style:style style:name="T32" style:family="text">
      <style:text-properties officeooo:rsid="001d9e7f"/>
    </style:style>
    <style:style style:name="T33" style:family="text">
      <style:text-properties officeooo:rsid="001dd6e1"/>
    </style:style>
    <style:style style:name="T34" style:family="text">
      <style:text-properties fo:color="#000000" fo:font-size="14pt" style:font-size-asian="14pt" style:font-size-complex="14pt"/>
    </style:style>
    <style:style style:name="T35" style:family="text">
      <style:text-properties fo:color="#000000" fo:font-size="14pt" officeooo:rsid="001dd6e1" style:font-size-asian="14pt" style:font-size-complex="14pt"/>
    </style:style>
    <style:style style:name="T36" style:family="text">
      <style:text-properties fo:color="#000000" fo:font-size="14pt" fo:language="en" fo:country="US" style:font-size-asian="14pt" style:font-size-complex="14pt"/>
    </style:style>
    <style:style style:name="T37" style:family="text">
      <style:text-properties fo:color="#000000" style:font-name="Times New Roman" fo:font-size="14pt" fo:language="en" fo:country="US" officeooo:rsid="001dd6e1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officeooo:rsid="001dd6e1" style:font-name-asian="Times New Roman" style:font-size-asian="14pt" style:font-name-complex="Times New Roman" style:font-size-complex="14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5">Санкт-Петербургский государственный</text:p>
      <text:p text:style-name="P5">электротехнический университет </text:p>
      <text:p text:style-name="P5">«ЛЭТИ» им. В.И. Ульянова (Ленина)</text:p>
      <text:p text:style-name="P3"><text:span text:style-name="T10">Кафедра МО ЭВМ</text:span></text:p>
      <text:p text:style-name="P10"/>
      <text:p text:style-name="P14"/>
      <text:p text:style-name="P14"/>
      <text:p text:style-name="P14"/>
      <text:p text:style-name="P14"/>
      <text:p text:style-name="P14"/>
      <text:p text:style-name="P48"><text:span text:style-name="Название_20_книги"><text:span text:style-name="T3">отч</text:span></text:span><text:span text:style-name="Название_20_книги"><text:span text:style-name="T6">ё</text:span></text:span><text:span text:style-name="Название_20_книги"><text:span text:style-name="T3">т</text:span></text:span></text:p>
      <text:p text:style-name="P3"><text:span text:style-name="T10">по учебной практике</text:span></text:p>
      <text:p text:style-name="P3"><text:span text:style-name="Название_20_книги"><text:span text:style-name="T15">Тема: </text:span></text:span><text:span text:style-name="Название_20_книги"><text:span text:style-name="T16">Наименование темы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4">Студент гр. </text:span><text:span text:style-name="T37">8383</text:span></text:p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34">Иванов И.И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4">Студентка гр. </text:span><text:span text:style-name="T36">8</text:span><text:span text:style-name="T34">3</text:span><text:span text:style-name="T38">81</text:span></text:p>
          </table:table-cell>
          <table:table-cell table:style-name="Table1.B2" office:value-type="string">
            <text:p text:style-name="P32"/>
          </table:table-cell>
          <table:table-cell table:style-name="Table1.A1" office:value-type="string">
            <text:p text:style-name="P35"><text:span text:style-name="T8">Иванов И.И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4">Студент гр. </text:span><text:span text:style-name="T36">8</text:span><text:span text:style-name="T34">3</text:span><text:span text:style-name="T38">81</text:span></text:p>
          </table:table-cell>
          <table:table-cell table:style-name="Table1.B2" office:value-type="string">
            <text:p text:style-name="P32"/>
          </table:table-cell>
          <table:table-cell table:style-name="Table1.A1" office:value-type="string">
            <text:p text:style-name="P34">Иванов И.И.</text:p>
          </table:table-cell>
        </table:table-row>
        <table:table-row table:style-name="Table1.1">
          <table:table-cell table:style-name="Table1.A1" office:value-type="string">
            <text:p text:style-name="P33">Руководитель</text:p>
          </table:table-cell>
          <table:table-cell table:style-name="Table1.B2" office:value-type="string">
            <text:p text:style-name="P32"/>
          </table:table-cell>
          <table:table-cell table:style-name="Table1.A1" office:value-type="string">
            <text:p text:style-name="P34">Иванов И.И.</text:p>
          </table:table-cell>
        </table:table-row>
      </table:table>
      <text:p text:style-name="P17"/>
      <text:p text:style-name="P17"/>
      <text:p text:style-name="P17">Санкт-Петербург</text:p>
      <text:p text:style-name="P3"><text:span text:style-name="T9">20</text:span><text:span text:style-name="T13">20</text:span></text:p>
      <text:p text:style-name="P37">ЗАДАНИЕ</text:p>
      <text:p text:style-name="P3"><text:span text:style-name="T1">на учебную практику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"><text:span text:style-name="T8">Студент</text:span><text:span text:style-name="T18">(ка)</text:span><text:span text:style-name="T8"> </text:span><text:span text:style-name="T18">Иванов И.И. </text:span><text:span text:style-name="T8">группы </text:span><text:span text:style-name="T18">8300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2"><text:span text:style-name="T8">Студент</text:span><text:span text:style-name="T18">(ка)</text:span><text:span text:style-name="T8"> </text:span><text:span text:style-name="T18">Иванов И.И. </text:span><text:span text:style-name="T8">группы </text:span><text:span text:style-name="T18">8300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2"><text:span text:style-name="T8">Студент</text:span><text:span text:style-name="T18">(ка)</text:span><text:span text:style-name="T8"> </text:span><text:span text:style-name="T18">Иванов И.И. </text:span><text:span text:style-name="T8">группы </text:span><text:span text:style-name="T18">8300</text:span></text:p>
            <text:p text:style-name="P2"><text:span text:style-name="T8">Тема практики: </text:span><text:span text:style-name="T18">наименование темы</text:span></text:p>
            <text:p text:style-name="P26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"><text:span text:style-name="T8">Задание на практику:</text:span></text:p>
            <text:p text:style-name="P13">Командная итеративная разработка визуализатора алгоритма(ов) на Java с графическим интерфейсом.</text:p>
            <text:p text:style-name="P2"><text:span text:style-name="T8">Алгоритм:</text:span><text:span text:style-name="T18"> &lt;визуализируемый алгоритм&gt;</text:span><text:span text:style-name="T8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8">Сроки прохождения практики: </text:span><text:span text:style-name="T12">29</text:span><text:span text:style-name="T8">.0</text:span><text:span text:style-name="T12">6</text:span><text:span text:style-name="T8">.20</text:span><text:span text:style-name="T12">20</text:span><text:span text:style-name="T8"> – </text:span><text:span text:style-name="T12">12</text:span><text:span text:style-name="T8">.07.20</text:span><text:span text:style-name="T12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8">Дата сдачи отчета: </text:span><text:span text:style-name="T18">00</text:span><text:span text:style-name="T8">.</text:span><text:span text:style-name="T12">07</text:span><text:span text:style-name="T8">.20</text:span><text:span text:style-name="T12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8">Дата защиты отчета: </text:span><text:span text:style-name="T18">00</text:span><text:span text:style-name="T8">.</text:span><text:span text:style-name="T12">07</text:span><text:span text:style-name="T8">.20</text:span><text:span text:style-name="T12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T8">Студент</text:span><text:span text:style-name="T18">(ка)</text:span></text:p>
          </table:table-cell>
          <table:table-cell table:style-name="Table2.B9" office:value-type="string">
            <text:p text:style-name="P19"/>
          </table:table-cell>
          <table:table-cell table:style-name="Table2.A9" office:value-type="string">
            <text:p text:style-name="P21">Иванов И.И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T8">Студент</text:span><text:span text:style-name="T18">(ка)</text:span></text:p>
          </table:table-cell>
          <table:table-cell table:style-name="Table2.B10" office:value-type="string">
            <text:p text:style-name="P15"/>
          </table:table-cell>
          <table:table-cell table:style-name="Table2.A9" office:value-type="string">
            <text:p text:style-name="P21">Иванов И.И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T8">Студент</text:span><text:span text:style-name="T18">(ка)</text:span></text:p>
          </table:table-cell>
          <table:table-cell table:style-name="Table2.B10" office:value-type="string">
            <text:p text:style-name="P15"/>
          </table:table-cell>
          <table:table-cell table:style-name="Table2.A9" office:value-type="string">
            <text:p text:style-name="P21">Иванов И.И.</text:p>
          </table:table-cell>
        </table:table-row>
        <table:table-row table:style-name="Table2.9">
          <table:table-cell table:style-name="Table2.A9" office:value-type="string">
            <text:p text:style-name="P12">Руководитель</text:p>
          </table:table-cell>
          <table:table-cell table:style-name="Table2.B10" office:value-type="string">
            <text:p text:style-name="P15"/>
          </table:table-cell>
          <table:table-cell table:style-name="Table2.A9" office:value-type="string">
            <text:p text:style-name="P21">Иванов И.И.</text:p>
          </table:table-cell>
        </table:table-row>
      </table:table>
      <text:p text:style-name="P7"/>
      <text:p text:style-name="P37">Аннотация</text:p>
      <text:p text:style-name="P38"/>
      <text:p text:style-name="P40"><text:span text:style-name="T18">Кратко (в 8-10 строк) указать цель и основное содержание практики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">Summary</text:p>
      <text:p text:style-name="P8"/>
      <text:p text:style-name="P40"><text:span text:style-name="T20">Briefly (8-10 lines) to describe the the purpose and main contents of the practice work.</text:span></text:p>
      <text:p text:style-name="P29"/>
      <text:p text:style-name="P37">содержание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6">Введение</text:p>
          </table:table-cell>
          <table:table-cell table:style-name="Table3.A1" office:value-type="string">
            <text:p text:style-name="P17">5</text:p>
          </table:table-cell>
        </table:table-row>
        <table:table-row table:style-name="Table3.1">
          <table:table-cell table:style-name="Table3.A1" office:value-type="string">
            <text:p text:style-name="P16">1.</text:p>
          </table:table-cell>
          <table:table-cell table:style-name="Table3.A1" office:value-type="string">
            <text:p text:style-name="P22">Требования к программе</text:p>
          </table:table-cell>
          <table:table-cell table:style-name="Table3.A1" office:value-type="string">
            <text:p text:style-name="P17">6</text:p>
          </table:table-cell>
        </table:table-row>
        <table:table-row table:style-name="Table3.1">
          <table:table-cell table:style-name="Table3.A1" office:value-type="string">
            <text:p text:style-name="P45">1.1.</text:p>
          </table:table-cell>
          <table:table-cell table:style-name="Table3.A1" office:value-type="string">
            <text:p text:style-name="P22">Исходные требования к программе*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45">1.2.</text:p>
          </table:table-cell>
          <table:table-cell table:style-name="Table3.A1" office:value-type="string">
            <text:p text:style-name="P22">Уточнение требований после сдачи прототипа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45">1.3.</text:p>
            <text:p text:style-name="P46">1.4</text:p>
          </table:table-cell>
          <table:table-cell table:style-name="Table3.A1" office:value-type="string">
            <text:p text:style-name="P2"><text:span text:style-name="T19">Уточнение требований после сдачи 1-ой версии</text:span></text:p>
            <text:p text:style-name="P2"><text:span text:style-name="T19">Уточнение требований после сдачи 2-ой версии</text:span></text:p>
          </table:table-cell>
          <table:table-cell table:style-name="Table3.A1" office:value-type="string">
            <text:p text:style-name="P23">0</text:p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16">2.</text:p>
          </table:table-cell>
          <table:table-cell table:style-name="Table3.A1" office:value-type="string">
            <text:p text:style-name="P16">План разработки и распределение ролей в бригаде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45">2.1.</text:p>
          </table:table-cell>
          <table:table-cell table:style-name="Table3.A1" office:value-type="string">
            <text:p text:style-name="P16">План разработки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45">2.2.</text:p>
          </table:table-cell>
          <table:table-cell table:style-name="Table3.A1" office:value-type="string">
            <text:p text:style-name="P16">Распределение ролей в бригаде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16">3.</text:p>
          </table:table-cell>
          <table:table-cell table:style-name="Table3.A1" office:value-type="string">
            <text:p text:style-name="P22">Особенности реализации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45">3.1.</text:p>
          </table:table-cell>
          <table:table-cell table:style-name="Table3.A1" office:value-type="string">
            <text:p text:style-name="P2"><text:span text:style-name="T19">Структуры данных</text:span>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45">3.2.</text:p>
          </table:table-cell>
          <table:table-cell table:style-name="Table3.A1" office:value-type="string">
            <text:p text:style-name="P2"><text:span text:style-name="T19">Основные методы</text:span>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45">3.3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16">4.</text:p>
          </table:table-cell>
          <table:table-cell table:style-name="Table3.A1" office:value-type="string">
            <text:p text:style-name="P22">Тестирование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45">4.1</text:p>
          </table:table-cell>
          <table:table-cell table:style-name="Table3.A1" office:value-type="string">
            <text:p text:style-name="P22">Тестирование графического интерфейса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45">4.2</text:p>
          </table:table-cell>
          <table:table-cell table:style-name="Table3.A1" office:value-type="string">
            <text:p text:style-name="P22">Тестирование кода алгоритма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45">4.3</text:p>
          </table:table-cell>
          <table:table-cell table:style-name="Table3.A1" office:value-type="string">
            <text:p text:style-name="P22">…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Заключение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16">Список использованных источников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3.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"><text:span text:style-name="T19">Приложение А. Исходный код – только в электронном виде</text:span></text:p>
          </table:table-cell>
          <table:table-cell table:style-name="Table3.A1" office:value-type="string">
            <text:p text:style-name="P23">0</text:p>
          </table:table-cell>
        </table:table-row>
      </table:table>
      <text:p text:style-name="P12"/>
      <text:p text:style-name="P37">введение</text:p>
      <text:p text:style-name="P38"/>
      <text:p text:style-name="P40"><text:span text:style-name="T18">Кратко описать цель и задачи практики, а также реализуемый алгоритм и его применение.</text:span></text:p>
      <text:p text:style-name="P42"/>
      <text:p text:style-name="P36"><text:span text:style-name="T1">1. требования к программе</text:span></text:p>
      <text:p text:style-name="P6"/>
      <text:p text:style-name="P39"><text:span text:style-name="T11">1.1. </text:span><text:span text:style-name="T23">Исходные Требования к программе</text:span></text:p>
      <text:p text:style-name="P2"><text:span text:style-name="T19">Подраздел «Исходные Требования к программе» следует разбить на подразделы 2-го уровня (1.1.1 – требования к вводу исходных данных, 1.1.2 – требования к визуализации и т.д.)</text:span></text:p>
      <text:p text:style-name="P39"><text:span text:style-name="T11">1.2. </text:span><text:span text:style-name="T23">Уточнение требований после</text:span><text:span text:style-name="T22">...</text:span></text:p>
      <text:p text:style-name="P36"><text:span text:style-name="T10">2</text:span><text:span text:style-name="T1">. План разработки и распределение ролей в бригаде</text:span></text:p>
      <text:p text:style-name="P6"/>
      <text:p text:style-name="P39"><text:span text:style-name="T11">2.1. План разработки</text:span></text:p>
      <text:p text:style-name="P44"/>
      <text:p text:style-name="P39"><text:span text:style-name="T11">2.2. Распределение ролей в бригаде</text:span></text:p>
      <text:p text:style-name="P11"/>
      <text:p text:style-name="P36"><text:span text:style-name="T1">3. Особенности реализации</text:span></text:p>
      <text:p text:style-name="P6"/>
      <text:p text:style-name="P39"><text:span text:style-name="T11">3.1. </text:span><text:span text:style-name="T23">Структуры данных</text:span></text:p>
      <text:p text:style-name="P43"/>
      <text:p text:style-name="P39"><text:span text:style-name="T11">3.2. </text:span><text:span text:style-name="T23">Основные методы</text:span></text:p>
      <text:p text:style-name="P31"/>
      <text:p text:style-name="P9"/>
      <text:p text:style-name="P36"><text:span text:style-name="T1">4. тестирование</text:span></text:p>
      <text:p text:style-name="P6"/>
      <text:p text:style-name="P39"><text:span text:style-name="T11">4.1. </text:span><text:span text:style-name="T23">Первый подраздел третьего раздела</text:span></text:p>
      <text:p text:style-name="P43"/>
      <text:p text:style-name="P39"><text:span text:style-name="T11">4.2. </text:span><text:span text:style-name="T23">Второй подраздел третьего раздела</text:span></text:p>
      <text:p text:style-name="P31"/>
      <text:p text:style-name="P37">заключение</text:p>
      <text:p text:style-name="P38"/>
      <text:p text:style-name="P40"><text:span text:style-name="T18">Кратко подвести итоги, проанализировать соответствие поставленной цели и полученного результата.</text:span></text:p>
      <text:p text:style-name="P30"/>
      <text:p text:style-name="P37">список использованных источников</text:p>
      <text:p text:style-name="P4"/>
      <text:p text:style-name="P40"><text:span text:style-name="T24">Ниже представлены примеры библиографического описания, </text:span><text:span text:style-name="T5">В качестве названия источника</text:span><text:span text:style-name="T24"> в примерах приводится вариант, в котором применяется то или иное библиографическое описание.</text:span></text:p>
      <text:p text:style-name="P40"><text:span text:style-name="T18">1. Иванов И. И. Книга одного-трех авторов. М.: Издательство, 2010. 000 с.</text:span></text:p>
      <text:p text:style-name="P40"><text:span text:style-name="T18">2. Книга четырех авторов / И. И. Иванов, П. П. Петров, С. С. Сидоров, В. В. Васильев. СПб.: Издательство, 2010. 000 с.</text:span></text:p>
      <text:p text:style-name="P40"><text:span text:style-name="T18">3. Книга пяти и более авторов / И. И. Иванов, П. П. Петров, С. С. Сидоров и др.. СПб.: Издательство, 2010. 000 с.</text:span></text:p>
      <text:p text:style-name="P40"><text:span text:style-name="T18">4. Описание книги под редакцией / под ред. И.И. Иванова СПб., Издательство, 2010. 000 с.</text:span></text:p>
      <text:p text:style-name="P41">5. Иванов И.И. Описание учебного пособия и текста лекций: учеб. пособие. СПб.: Изд-во СПбГЭТУ «ЛЭТИ», 2010. 000 с.</text:p>
      <text:p text:style-name="P40"><text:span text:style-name="T18">6. Описание методических указаний / сост.: И.И. Иванов, П.П. Петров. СПб.: Изд-во СПбГЭТУ «ЛЭТИ», 2010. 000 с.</text:span></text:p>
      <text:p text:style-name="P41">7. Иванов И.И. Описание статьи с одним-тремя авторами из журнала // Название журнала. 2010, вып. (№) 00. С. 000–000.</text:p>
      <text:p text:style-name="P40"><text:span text:style-name="T18">8. Описание статьи с четырьмя и более авторами из журнала / И. И. Иванов, П. П. Петров, С. С. Сидоров и др. // Название журнала. 2010, вып. (№) 00. С. 000–000.</text:span></text:p>
      <text:p text:style-name="P40"><text:span text:style-name="T18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0"><text:span text:style-name="T18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0"><text:span text:style-name="T18">11. Описание электронного ресурса // Наименование сайта. URL: http://east-front.narod.ru/memo/latchford.htm (дата обращения: 00.00.2010).</text:span></text:p>
      <text:p text:style-name="P40"><text:soft-page-break/><text:span text:style-name="T18">12. ГОСТ 0.0–00. Описание стандартов. М.: Изд-во стандартов, 2010.</text:span></text:p>
      <text:p text:style-name="P40"><text:span text:style-name="T18">13. Пат. RU 00000000. Описание патентных документов / И. И. Иванов, П. П. Петров, С. С. Сидоров. Опубл. 00.00.2010. Бюл. № 00.</text:span></text:p>
      <text:p text:style-name="P41">14. <text:bookmark text:name="_GoBack"/>Иванов И.И. Описание авторефератов диссертаций: автореф. дисс. канд. техн. наук / СПбГЭТУ «ЛЭТИ», СПБ, 2010.</text:p>
      <text:p text:style-name="P40"><text:span text:style-name="T18">15. Описание федерального закона: Федер. закон [принят Гос. Думой 00.00.2010] // Собрание законодательств РФ. 2010. № 00. Ст. 00. С. 000–000.</text:span></text:p>
      <text:p text:style-name="P40"><text:span text:style-name="T18">16. Описание федерального постановления: постановление Правительства Рос. Федерации от 00.00.2010 № 00000 // Опубликовавшее издание. 2010. № 0. С. 000–000.</text:span></text:p>
      <text:p text:style-name="P40"><text:span text:style-name="T18">17. Описание указа: указ Президента РФ от 00.00.2010 № 00 // Опубликовавшее издание. 2010. № 0. С. 000–000.</text:span></text:p>
      <text:p text:style-name="P30"/>
      <text:p text:style-name="P37">приложение А</text:p>
      <text:p text:style-name="P5">Название приложения</text:p>
      <text:p text:style-name="P2"><text:span text:style-name="T27">полный код программы должен быть в приложении, печатать его не надо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01T14:42:05.256856318</dc:date>
    <meta:print-date>2015-07-17T12:06:00</meta:print-date>
    <meta:editing-cycles>10</meta:editing-cycles>
    <meta:editing-duration>PT1H7M15S</meta:editing-duration>
    <meta:generator>LibreOffice/6.3.6.2$Linux_X86_64 LibreOffice_project/30$Build-2</meta:generator>
    <meta:document-statistic meta:table-count="3" meta:image-count="0" meta:object-count="0" meta:page-count="13" meta:paragraph-count="138" meta:word-count="728" meta:character-count="4792" meta:non-whitespace-character-count="4205"/>
  </office:meta>
</office:document-meta>
</file>